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34.55pt"/>
    </style:style>
    <style:style style:name="co12" style:family="table-column">
      <style:table-column-properties fo:break-before="auto" style:column-width="105.11pt"/>
    </style:style>
    <style:style style:name="co13" style:family="table-column">
      <style:table-column-properties fo:break-before="auto" style:column-width="129.34pt"/>
    </style:style>
    <style:style style:name="co14" style:family="table-column">
      <style:table-column-properties fo:break-before="auto" style:column-width="105.85pt"/>
    </style:style>
    <style:style style:name="co15" style:family="table-column">
      <style:table-column-properties fo:break-before="auto" style:column-width="74.24pt"/>
    </style:style>
    <style:style style:name="co16" style:family="table-column">
      <style:table-column-properties fo:break-before="auto" style:column-width="37.45pt"/>
    </style:style>
    <style:style style:name="co17" style:family="table-column">
      <style:table-column-properties fo:break-before="auto" style:column-width="286.7pt"/>
    </style:style>
    <style:style style:name="co18" style:family="table-column">
      <style:table-column-properties fo:break-before="auto" style:column-width="49.24pt"/>
    </style:style>
    <style:style style:name="co19" style:family="table-column">
      <style:table-column-properties fo:break-before="auto" style:column-width="56.61pt"/>
    </style:style>
    <style:style style:name="co20" style:family="table-column">
      <style:table-column-properties fo:break-before="auto" style:column-width="52.16pt"/>
    </style:style>
    <style:style style:name="co21" style:family="table-column">
      <style:table-column-properties fo:break-before="auto" style:column-width="47.06pt"/>
    </style:style>
    <style:style style:name="co22" style:family="table-column">
      <style:table-column-properties fo:break-before="auto" style:column-width="53.66pt"/>
    </style:style>
    <style:style style:name="co23" style:family="table-column">
      <style:table-column-properties fo:break-before="auto" style:column-width="52.89pt"/>
    </style:style>
    <style:style style:name="co24" style:family="table-column">
      <style:table-column-properties fo:break-before="auto" style:column-width="203.64pt"/>
    </style:style>
    <style:style style:name="co25" style:family="table-column">
      <style:table-column-properties fo:break-before="auto" style:column-width="248.46pt"/>
    </style:style>
    <style:style style:name="co26" style:family="table-column">
      <style:table-column-properties fo:break-before="auto" style:column-width="91.84pt"/>
    </style:style>
    <style:style style:name="co27" style:family="table-column">
      <style:table-column-properties fo:break-before="auto" style:column-width="245.54pt"/>
    </style:style>
    <style:style style:name="co28" style:family="table-column">
      <style:table-column-properties fo:break-before="auto" style:column-width="94.11pt"/>
    </style:style>
    <style:style style:name="co29" style:family="table-column">
      <style:table-column-properties fo:break-before="auto" style:column-width="125.69pt"/>
    </style:style>
    <style:style style:name="co30" style:family="table-column">
      <style:table-column-properties fo:break-before="auto" style:column-width="310.96pt"/>
    </style:style>
    <style:style style:name="co31" style:family="table-column">
      <style:table-column-properties fo:break-before="auto" style:column-width="240.4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1" style:family="table-row">
      <style:table-row-properties style:row-height="23.84pt" fo:break-before="auto" style:use-optimal-row-height="true"/>
    </style:style>
    <style:style style:name="ro12" style:family="table-row">
      <style:table-row-properties style:row-height="28.54pt" fo:break-before="auto" style:use-optimal-row-height="true"/>
    </style:style>
    <style:style style:name="ro13" style:family="table-row">
      <style:table-row-properties style:row-height="27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7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06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3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6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7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9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42">
      <style:table-cell-properties style:vertical-align="middle"/>
    </style:style>
    <style:style style:name="ce46" style:family="table-cell" style:parent-style-name="Default">
      <style:text-properties style:use-window-font-color="true" fo:font-weight="normal" style:font-weight-asian="normal" style:font-weight-complex="normal"/>
    </style:style>
    <style:style style:name="ce51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3" style:family="table-cell" style:parent-style-name="Default">
      <style:text-properties fo:font-size="12pt" style:font-size-asian="12pt" style:font-size-complex="12pt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/>
    </style:style>
    <style:style style:name="T7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3" table:default-cell-style-name="ce4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47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47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47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47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106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106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106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106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w_to_interpret" table:style-name="ta1">
        <office:forms form:automatic-focus="false" form:apply-design-mode="false"/>
        <table:table-column table:style-name="co11" table:default-cell-style-name="ce78"/>
        <table:table-column table:style-name="co12" table:default-cell-style-name="ce7"/>
        <table:table-column table:style-name="co13" table:default-cell-style-name="ce7"/>
        <table:table-column table:style-name="co3" table:number-columns-repeated="11" table:default-cell-style-name="Default"/>
        <table:table-column table:style-name="co14" table:default-cell-style-name="Default"/>
        <table:table-row table:style-name="ro1">
          <table:table-cell table:style-name="ce25"/>
          <table:table-cell table:style-name="ce27" table:number-columns-repeated="2"/>
          <table:table-cell table:style-name="ce20" table:number-columns-repeated="2"/>
          <table:table-cell table:style-name="ce32" office:value-type="string" calcext:value-type="string">
            <text:p>How to Interpret Grojas – The Daily Drip</text:p>
          </table:table-cell>
          <table:table-cell table:style-name="ce20" table:number-columns-repeated="8"/>
          <table:table-cell table:style-name="ce9"/>
        </table:table-row>
        <table:table-row table:style-name="ro4">
          <table:table-cell table:style-name="ce23"/>
          <table:table-cell table:style-name="ce28" office:value-type="string" calcext:value-type="string">
            <text:p>Images to</text:p>
          </table:table-cell>
          <table:table-cell table:style-name="ce28" office:value-type="string" calcext:value-type="string">
            <text:p>Filename</text:p>
          </table:table-cell>
          <table:table-cell table:style-name="ce30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</table:table-row>
        <table:table-row table:style-name="ro4">
          <table:table-cell table:style-name="ce77" office:value-type="string" calcext:value-type="string">
            <text:p>Step</text:p>
          </table:table-cell>
          <table:table-cell table:style-name="ce28" office:value-type="string" calcext:value-type="string">
            <text:p>Compare</text:p>
          </table:table-cell>
          <table:table-cell table:style-name="ce28" office:value-type="string" calcext:value-type="string">
            <text:p>text_for_images/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</table:table-row>
        <table:table-row table:style-name="ro11"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George Washington Joe Biden</text:p>
          </table:table-cell>
          <table:table-cell table:style-name="ce29" office:value-type="string" calcext:value-type="string">
            <text:p>01-colorful.txt</text:p>
          </table:table-cell>
          <table:table-cell table:style-name="ce43"/>
          <table:table-cell table:style-name="ce77" table:number-columns-repeated="10"/>
          <table:table-cell table:style-name="ce37"/>
        </table:table-row>
        <table:table-row table:style-name="ro7">
          <table:table-cell table:number-columns-repeated="15"/>
        </table:table-row>
        <table:table-row table:style-name="ro11">
          <table:table-cell office:value-type="float" office:value="2" calcext:value-type="float">
            <text:p>2</text:p>
          </table:table-cell>
          <table:table-cell office:value-type="string" calcext:value-type="string">
            <text:p>Alexander Hamilton Mitch McConnell</text:p>
          </table:table-cell>
          <table:table-cell office:value-type="string" calcext:value-type="string">
            <text:p>02-extreme.txt</text:p>
          </table:table-cell>
          <table:table-cell table:number-columns-repeated="12"/>
        </table:table-row>
        <table:table-row table:style-name="ro7">
          <table:table-cell table:number-columns-repeated="15"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Thomas Jefferson Cory Booker</text:p>
          </table:table-cell>
          <table:table-cell office:value-type="string" calcext:value-type="string">
            <text:p>03-deep.txt</text:p>
          </table:table-cell>
          <table:table-cell table:number-columns-repeated="12"/>
        </table:table-row>
        <table:table-row table:style-name="ro7">
          <table:table-cell table:number-columns-repeated="15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Patrick Henry and Donald Trump</text:p>
          </table:table-cell>
          <table:table-cell office:value-type="string" calcext:value-type="string">
            <text:p>04-passionate.txt</text:p>
          </table:table-cell>
          <table:table-cell table:number-columns-repeated="12"/>
        </table:table-row>
        <table:table-row table:style-name="ro7">
          <table:table-cell table:number-columns-repeated="15"/>
        </table:table-row>
        <table:table-row table:style-name="ro11">
          <table:table-cell office:value-type="float" office:value="5" calcext:value-type="float">
            <text:p>5</text:p>
          </table:table-cell>
          <table:table-cell office:value-type="string" calcext:value-type="string">
            <text:p>John Adams and the four from the ebook</text:p>
          </table:table-cell>
          <table:table-cell office:value-type="string" calcext:value-type="string">
            <text:p>05-colorful-again.txt</text:p>
          </table:table-cell>
          <table:table-cell table:number-columns-repeated="12"/>
        </table:table-row>
        <table:table-row table:style-name="ro7">
          <table:table-cell table:number-columns-repeated="15"/>
        </table:table-row>
        <table:table-row table:style-name="ro11">
          <table:table-cell office:value-type="float" office:value="6" calcext:value-type="float">
            <text:p>6</text:p>
          </table:table-cell>
          <table:table-cell office:value-type="string" calcext:value-type="string">
            <text:p>Thomas Jefferson Tom W Hartung 2019</text:p>
          </table:table-cell>
          <table:table-cell office:value-type="string" calcext:value-type="string">
            <text:p>06-final.txt</text:p>
          </table:table-cell>
          <table:table-cell table:number-columns-repeated="12"/>
        </table:table-row>
        <table:table-row table:style-name="ro7">
          <table:table-cell table:number-columns-repeated="15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Ben Franklin and Yoda</text:p>
          </table:table-cell>
          <table:table-cell office:value-type="string" calcext:value-type="string">
            <text:p>07-bonus.txt</text:p>
          </table:table-cell>
          <table:table-cell table:number-columns-repeated="12"/>
        </table:table-row>
        <table:table-row table:style-name="ro7" table:number-rows-repeated="1048559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one_offs" table:style-name="ta1">
        <office:forms form:automatic-focus="false" form:apply-design-mode="false"/>
        <table:table-column table:style-name="co15" table:default-cell-style-name="ce92"/>
        <table:table-column table:style-name="co3" table:default-cell-style-name="ce7"/>
        <table:table-column table:style-name="co3" table:number-columns-repeated="13" table:default-cell-style-name="Default"/>
        <table:table-row table:style-name="ro1">
          <table:table-cell table:style-name="ce89"/>
          <table:table-cell table:style-name="ce27"/>
          <table:table-cell table:style-name="ce39"/>
          <table:table-cell table:style-name="ce20" table:number-columns-repeated="2"/>
          <table:table-cell table:style-name="ce32" office:value-type="string" calcext:value-type="string">
            <text:p>One-Offs and Few-Offs</text:p>
          </table:table-cell>
          <table:table-cell table:style-name="ce20" table:number-columns-repeated="8"/>
          <table:table-cell table:style-name="ce9"/>
        </table:table-row>
        <table:table-row table:style-name="ro4">
          <table:table-cell table:style-name="ce90"/>
          <table:table-cell table:style-name="ce27"/>
          <table:table-cell table:style-name="ce28" office:value-type="string" calcext:value-type="string">
            <text:p>Orien-</text:p>
          </table:table-cell>
          <table:table-cell table:style-name="ce30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</table:table-row>
        <table:table-row table:style-name="ro12">
          <table:table-cell table:style-name="ce91" office:value-type="string" calcext:value-type="string">
            <text:p>Title</text:p>
          </table:table-cell>
          <table:table-cell table:style-name="ce28" office:value-type="string" calcext:value-type="string">
            <text:p>Image Content</text:p>
          </table:table-cell>
          <table:table-cell table:style-name="ce28" office:value-type="string" calcext:value-type="string">
            <text:p>tation<text:span text:style-name="T6">¹</text:span>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</table:table-row>
        <table:table-row table:style-name="ro4">
          <table:table-cell office:value-type="string" calcext:value-type="string">
            <text:p>GoT Xmas</text:p>
          </table:table-cell>
          <table:table-cell table:style-name="ce29"/>
          <table:table-cell table:style-name="ce40"/>
          <table:table-cell table:style-name="ce43"/>
          <table:table-cell table:style-name="ce77" table:number-columns-repeated="10"/>
          <table:table-cell table:style-name="ce37"/>
        </table:table-row>
        <table:table-row table:style-name="ro6">
          <table:table-cell table:style-name="ce89"/>
          <table:table-cell table:style-name="ce29" office:value-type="string" calcext:value-type="string">
            <text:p>Sell the GoT Paperback</text:p>
          </table:table-cell>
          <table:table-cell table:style-name="ce40"/>
          <table:table-cell table:style-name="ce29"/>
          <table:table-cell table:style-name="ce77" table:number-columns-repeated="10"/>
          <table:table-cell table:style-name="ce37"/>
        </table:table-row>
        <table:table-row table:style-name="ro7" table:number-rows-repeated="2">
          <table:table-cell table:style-name="Default" table:number-columns-repeated="2"/>
          <table:table-cell table:number-columns-repeated="13"/>
        </table:table-row>
        <table:table-row table:style-name="ro7" table:number-rows-repeated="3">
          <table:table-cell table:number-columns-repeated="15"/>
        </table:table-row>
        <table:table-row table:style-name="ro13">
          <table:table-cell table:style-name="ce89" office:value-type="string" calcext:value-type="string">
            <text:p>I Have a Dream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Based on his speech</text:p>
          </table:table-cell>
          <table:table-cell table:number-columns-repeated="13"/>
        </table:table-row>
        <table:table-row table:style-name="ro7" table:number-rows-repeated="1048563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how_i_draw" table:style-name="ta1">
        <office:forms form:automatic-focus="false" form:apply-design-mode="false"/>
        <table:table-column table:style-name="co16" table:default-cell-style-name="ce21"/>
        <table:table-column table:style-name="co17" table:default-cell-style-name="ce26"/>
        <table:table-column table:style-name="co18" table:default-cell-style-name="ce39"/>
        <table:table-column table:style-name="co6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18" table:number-columns-repeated="3" table:default-cell-style-name="ce20"/>
        <table:table-column table:style-name="co20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32" office:value-type="string" calcext:value-type="string">
            <text:p>How I Draw Personalities – The Daily Drip</text:p>
          </table:table-cell>
          <table:table-cell table:number-columns-repeated="1018"/>
        </table:table-row>
        <table:table-row table:style-name="ro4">
          <table:table-cell table:style-name="ce23"/>
          <table:table-cell/>
          <table:table-cell table:style-name="ce28" office:value-type="string" calcext:value-type="string">
            <text:p>Orien-</text:p>
          </table:table-cell>
          <table:table-cell table:style-name="ce30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09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28" office:value-type="string" calcext:value-type="string">
            <text:p>Image Content</text:p>
          </table:table-cell>
          <table:table-cell table:style-name="ce28" office:value-type="string" calcext:value-type="string">
            <text:p>tation<text:span text:style-name="T6">¹</text:span>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9"/>
          <table:table-cell table:style-name="ce40"/>
          <table:table-cell table:style-name="ce43"/>
          <table:table-cell table:style-name="ce77" table:number-columns-repeated="10"/>
          <table:table-cell table:style-name="ce37"/>
          <table:table-cell table:number-columns-repeated="1009"/>
        </table:table-row>
        <table:table-row table:style-name="ro4">
          <table:table-cell/>
          <table:table-cell table:style-name="ce29" office:value-type="string" calcext:value-type="string">
            <text:p>Introduce the 6-Step Process</text:p>
          </table:table-cell>
          <table:table-cell table:style-name="ce40" office:value-type="string" calcext:value-type="string">
            <text:p>S</text:p>
          </table:table-cell>
          <table:table-cell table:style-name="ce29"/>
          <table:table-cell table:style-name="ce77" table:number-columns-repeated="10"/>
          <table:table-cell table:style-name="ce37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he process evolves over time – Tom H 1987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author page</text:p>
          </table:table-cell>
          <table:table-cell table:style-name="ce77" table:number-columns-repeated="10"/>
          <table:table-cell table:style-name="ce37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om H 1987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77" table:number-columns-repeated="10"/>
          <table:table-cell table:style-name="ce37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1 – Research the Person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Research the Person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Friends → TV → Books – Alexander Hamilton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Alexander Hamilton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2 – Answer a Questionnaire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Answer a Questionnaire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ention the MBTI – Tom H MBTI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Tom H MBTI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ade the questionnaire my own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41"/>
          <table:table-cell table:style-name="ce29"/>
          <table:table-cell table:number-columns-repeated="10"/>
          <table:table-cell table:style-name="ce20"/>
          <table:table-cell table:number-columns-repeated="1009"/>
        </table:table-row>
        <table:table-row table:style-name="ro10">
          <table:table-cell table:style-name="ce24"/>
          <table:table-cell table:style-name="ce27" office:value-type="string" calcext:value-type="string">
            <text:p>Step 3 – Draw the Image</text:p>
          </table:table-cell>
          <table:table-cell table:style-name="ce41" office:value-type="string" calcext:value-type="string">
            <text:p>S</text:p>
          </table:table-cell>
          <table:table-cell table:style-name="ce4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table:style-name="ce29" office:value-type="string" calcext:value-type="string">
            <text:p>Draw the Image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It’s Lonely at the Top – Thomas Jefferson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homas Jefferson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4 – Post Them on the Web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Post Them on the Web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eeOurminds vs. Artsyvisions – Mulder &amp; Scully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ulder &amp; Scully combo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5 – Write About Them in Ebooks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Write About Them in Ebooks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Images can be difficult – Donald &amp; Steve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Donald &amp; Steve combo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6 – Post to Social Sites</text:p>
          </table:table-cell>
          <table:table-cell table:style-name="ce41" office:value-type="string" calcext:value-type="string">
            <text:p>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 office:value-type="string" calcext:value-type="string">
            <text:p>Post to Social Sites</text:p>
          </table:table-cell>
          <table:table-cell table:style-name="ce40" office:value-type="string" calcext:value-type="string">
            <text:p>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9"/>
          <table:table-cell table:style-name="ce40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5"/>
          <table:table-cell table:style-name="ce27" office:value-type="string" calcext:value-type="string">
            <text:p>Summary – Tom W Hartung 2019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5"/>
          <table:table-cell table:style-name="ce27" office:value-type="string" calcext:value-type="string">
            <text:p>Tom W Hartung 2019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42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 office:value-type="string" calcext:value-type="string">
            <text:p>Notes</text:p>
          </table:table-cell>
          <table:table-cell table:style-name="ce27"/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0">
          <table:table-cell table:style-name="ce24"/>
          <table:table-cell table:style-name="ce38" office:value-type="string" calcext:value-type="string">
            <text:p>¹<text:span text:style-name="T6"> S=Square, L=Landscape, P=Portrait</text:span></text:p>
          </table:table-cell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29"/>
          <table:table-cell table:style-name="ce4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 table:style-name="ce22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number-columns-repeated="3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table:style-name="ce24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5"/>
          <table:table-cell table:style-name="ce27"/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4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/>
          <table:table-cell table:style-name="ce4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 table:style-name="ce22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3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 table:style-name="ce24"/>
          <table:table-cell table:number-columns-repeated="2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24"/>
          <table:table-cell table:number-columns-repeated="2"/>
          <table:table-cell table:style-name="ce45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 table:style-name="ce24"/>
          <table:table-cell table:number-columns-repeated="2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 table:style-name="ce25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4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35"/>
          <table:table-cell/>
          <table:table-cell table:style-name="ce35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office:forms form:automatic-focus="false" form:apply-design-mode="false"/>
        <table:table-column table:style-name="co16" table:default-cell-style-name="ce21"/>
        <table:table-column table:style-name="co25" table:default-cell-style-name="ce26"/>
        <table:table-column table:style-name="co26" table:default-cell-style-name="ce20"/>
        <table:table-column table:style-name="co3" table:number-columns-repeated="10" table:default-cell-style-name="ce20"/>
        <table:table-column table:style-name="co27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2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22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3"/>
          <table:table-cell/>
          <table:table-cell table:style-name="ce30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28" office:value-type="string" calcext:value-type="string">
            <text:p>Image Content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9"/>
          <table:table-cell table:style-name="ce77" table:number-columns-repeated="11"/>
          <table:table-cell table:style-name="ce37"/>
          <table:table-cell table:number-columns-repeated="1010"/>
        </table:table-row>
        <table:table-row table:style-name="ro4">
          <table:table-cell/>
          <table:table-cell table:style-name="ce29" office:value-type="string" calcext:value-type="string">
            <text:p>Introduce process</text:p>
          </table:table-cell>
          <table:table-cell table:style-name="ce9"/>
          <table:table-cell table:style-name="ce77" table:number-columns-repeated="10"/>
          <table:table-cell table:style-name="ce37"/>
          <table:table-cell table:number-columns-repeated="1010"/>
        </table:table-row>
        <table:table-row table:style-name="ro4">
          <table:table-cell table:style-name="ce22"/>
          <table:table-cell table:style-name="ce27" office:value-type="string" calcext:value-type="string">
            <text:p>Aspects of process evolve over time – Tom H 1987</text:p>
          </table:table-cell>
          <table:table-cell table:style-name="ce9"/>
          <table:table-cell table:style-name="ce77" table:number-columns-repeated="10"/>
          <table:table-cell table:style-name="ce37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29" office:value-type="string" calcext:value-type="string">
            <text:p>Groja Program</text:p>
          </table:table-cell>
          <table:table-cell table:style-name="ce77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22"/>
          <table:table-cell table:style-name="ce27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29" office:value-type="string" calcext:value-type="string">
            <text:p>Promotion</text:p>
          </table:table-cell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2"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25"/>
          <table:table-cell table:style-name="ce27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24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29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22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24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5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29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2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24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24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24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25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office:forms form:automatic-focus="false" form:apply-design-mode="false"/>
        <table:table-column table:style-name="co18" table:default-cell-style-name="ce6"/>
        <table:table-column table:style-name="co28" table:default-cell-style-name="Default"/>
        <table:table-column table:style-name="co29" table:default-cell-style-name="ce42"/>
        <table:table-column table:style-name="co3" table:number-columns-repeated="4" table:default-cell-style-name="ce42"/>
        <table:table-column table:style-name="co30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46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16" table:default-cell-style-name="ce1"/>
        <table:table-column table:style-name="co31" table:default-cell-style-name="Default"/>
        <table:table-column table:style-name="co26" table:default-cell-style-name="ce20"/>
        <table:table-column table:style-name="co3" table:number-columns-repeated="10" table:default-cell-style-name="ce20"/>
        <table:table-column table:style-name="co27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2" office:value-type="string" calcext:value-type="string">
            <text:p>Build a Team – The Daily Drip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1"/>
          <table:table-cell table:style-name="ce53"/>
          <table:table-cell table:style-name="ce30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10"/>
        </table:table-row>
        <table:table-row table:style-name="ro4">
          <table:table-cell table:style-name="ce3" office:value-type="string" calcext:value-type="string">
            <text:p>Color</text:p>
          </table:table-cell>
          <table:table-cell table:style-name="ce30" office:value-type="string" calcext:value-type="string">
            <text:p>Image Content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 table:number-columns-repeated="11"/>
          <table:table-cell table:style-name="ce37"/>
          <table:table-cell table:number-columns-repeated="1010"/>
        </table:table-row>
        <table:table-row table:style-name="ro6">
          <table:table-cell table:style-name="ce52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77" table:number-columns-repeated="10"/>
          <table:table-cell table:style-name="ce37"/>
          <table:table-cell table:number-columns-repeated="1010"/>
        </table:table-row>
        <table:table-row table:style-name="ro4"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6">¹</text:span></text:p>
          </table:table-cell>
          <table:table-cell table:style-name="ce77" table:number-columns-repeated="10"/>
          <table:table-cell table:style-name="ce37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7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6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6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/>
          <table:table-cell table:number-columns-repeated="10"/>
          <table:table-cell table:style-name="ce20"/>
          <table:table-cell table:number-columns-repeated="1010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7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6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6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7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6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6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7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Patrick Henry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6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6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Patrick Henry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6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6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8" table:style-name="ta1">
        <office:forms form:automatic-focus="false" form:apply-design-mode="false"/>
        <table:table-column table:style-name="co3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3">00/00/0000</text:date>, <text:time style:data-style-name="N2" text:time-value="11:50:30.606453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19-11-23T22:02:04.520336928</dc:date>
    <meta:editing-duration>P59DT11H23M49S</meta:editing-duration>
    <meta:editing-cycles>1052</meta:editing-cycles>
    <meta:document-statistic meta:table-count="10" meta:cell-count="806" meta:object-count="0"/>
  </office:meta>
</office:document-meta>
</file>